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Standard">
      <style:text-properties officeooo:rsid="00023f0e" officeooo:paragraph-rsid="00023f0e"/>
    </style:style>
    <style:style style:name="P8" style:family="paragraph" style:parent-style-name="Text_20_body">
      <style:text-properties officeooo:rsid="00023f0e" officeooo:paragraph-rsid="00023f0e"/>
    </style:style>
    <style:style style:name="P9" style:family="paragraph" style:parent-style-name="Horizontal_20_Line">
      <style:text-properties officeooo:rsid="00023f0e"/>
    </style:style>
    <style:style style:name="P10" style:family="paragraph" style:parent-style-name="Heading_20_2">
      <style:text-properties officeooo:rsid="00023f0e"/>
    </style:style>
    <style:style style:name="P11" style:family="paragraph" style:parent-style-name="Text_20_body">
      <style:text-properties officeooo:rsid="00023f0e"/>
    </style:style>
    <style:style style:name="P12" style:family="paragraph" style:parent-style-name="Text_20_body" style:list-style-name="L7">
      <style:text-properties officeooo:rsid="00023f0e"/>
    </style:style>
    <style:style style:name="P13" style:family="paragraph" style:parent-style-name="Text_20_body" style:list-style-name="L8">
      <style:text-properties officeooo:rsid="00023f0e"/>
    </style:style>
    <style:style style:name="P14" style:family="paragraph" style:parent-style-name="Text_20_body" style:list-style-name="L9">
      <style:text-properties officeooo:rsid="00023f0e"/>
    </style:style>
    <style:style style:name="T1" style:family="text">
      <style:text-properties officeooo:rsid="00037f9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Rei, parabéns pela visão! 🎉 Você já tem a parte mais difícil pronta (pipeline técnico de geração de vídeos a partir de um formato estruturado). Agora o ponto crucial é <text:span text:style-name="Strong_20_Emphasis">organizar o projeto “TV Amor por Livros” para que ele seja sustentável e altamente monetizável, especialmente no YouTube</text:span>. Vou dividir a resposta em <text:span text:style-name="Strong_20_Emphasis">estratégia de conteúdo, organização e branding, monetização e expansão</text:span>.</text:p>
      <text:p text:style-name="Horizontal_20_Line"/>
      <text:h text:style-name="Heading_20_2" text:outline-level="2">🔑 1. Estratégia de Conteúdo</text:h>
      <text:list text:style-name="L1">
        <text:list-item>
          <text:p text:style-name="P1"><text:span text:style-name="Strong_20_Emphasis">Foco inicial em nichos de alto CPM no YouTube</text:span></text:p>
          <text:list>
            <text:list-item>
              <text:p text:style-name="P1">Finanças pessoais, investimentos, empreendedorismo, produtividade, psicologia aplicada, desenvolvimento pessoal.</text:p>
            </text:list-item>
            <text:list-item>
              <text:p text:style-name="P1">Depois, pode expandir para filosofia, clássicos, ficção popular e literatura geral.</text:p>
            </text:list-item>
            <text:list-item>
              <text:p text:style-name="P1">Sempre pensar: <text:span text:style-name="Emphasis">“Esse resumo atrai um público que o YouTube valoriza com anúncios caros?”</text:span></text:p>
            </text:list-item>
          </text:list>
        </text:list-item>
        <text:list-item>
          <text:p text:style-name="P1"><text:span text:style-name="Strong_20_Emphasis">Formato principal (vídeos longos)</text:span></text:p>
          <text:list>
            <text:list-item>
              <text:p text:style-name="P1">Vídeos de 8 a 15 minutos, estilo podcast animado. Esse formato permite <text:span text:style-name="Strong_20_Emphasis">inserir mais anúncios</text:span> no YouTube.</text:p>
            </text:list-item>
            <text:list-item>
              <text:p text:style-name="P1">Estruturar como: <text:span text:style-name="Emphasis">introdução curta + resumo em diálogos + takeaways práticos</text:span>.</text:p>
            </text:list-item>
          </text:list>
        </text:list-item>
        <text:list-item>
          <text:p text:style-name="P1"><text:span text:style-name="Strong_20_Emphasis">Shorts e cortes</text:span></text:p>
          <text:list>
            <text:list-item>
              <text:p text:style-name="P1">Cada vídeo longo gera <text:span text:style-name="Strong_20_Emphasis">3–10 shorts</text:span> com insights impactantes, frases fortes ou comparações divertidas.</text:p>
            </text:list-item>
            <text:list-item>
              <text:p text:style-name="P1">Shorts têm alta chance de viralizar e puxar inscritos para os vídeos longos.</text:p>
            </text:list-item>
          </text:list>
        </text:list-item>
        <text:list-item>
          <text:p text:style-name="P1"><text:span text:style-name="Strong_20_Emphasis">Storytelling dinâmico</text:span></text:p>
          <text:list>
            <text:list-item>
              <text:p text:style-name="P1">Evitar apenas leitura do resumo. Usar as personas como se estivessem discutindo, concordando ou discordando. Isso gera retenção.</text:p>
            </text:list-item>
          </text:list>
        </text:list-item>
      </text:list>
      <text:p text:style-name="Horizontal_20_Line"/>
      <text:h text:style-name="Heading_20_2" text:outline-level="2">📂 2. Organização e Branding</text:h>
      <text:list text:style-name="L2">
        <text:list-item>
          <text:p text:style-name="P2"><text:span text:style-name="Strong_20_Emphasis">Dois canais desde o início</text:span></text:p>
          <text:list>
            <text:list-item>
              <text:p text:style-name="P2">Canal principal: vídeos completos e cortes selecionados.</text:p>
            </text:list-item>
            <text:list-item>
              <text:p text:style-name="P2">Canal secundário (backup e experimentos): shorts, testes de temas e idiomas.</text:p>
            </text:list-item>
          </text:list>
        </text:list-item>
        <text:list-item>
          <text:p text:style-name="P2"><text:span text:style-name="Strong_20_Emphasis">Identidade visual unificada</text:span></text:p>
          <text:list>
            <text:list-item>
              <text:p text:style-name="P2">Abertura curta (5 segundos).</text:p>
            </text:list-item>
            <text:list-item>
              <text:p text:style-name="P2">Logo + mascotinho leve (mas não infantil).</text:p>
            </text:list-item>
            <text:list-item>
              <text:p text:style-name="P2">Paleta de cores fixa.</text:p>
            </text:list-item>
          </text:list>
        </text:list-item>
        <text:list-item>
          <text:p text:style-name="P2"><text:soft-page-break/><text:span text:style-name="Strong_20_Emphasis">Planejamento de calendário</text:span></text:p>
          <text:list>
            <text:list-item>
              <text:p text:style-name="P2">2 vídeos longos por semana.</text:p>
            </text:list-item>
            <text:list-item>
              <text:p text:style-name="P2">1–2 shorts por dia.</text:p>
            </text:list-item>
            <text:list-item>
              <text:p text:style-name="P2">Isso equilibra consistência e volume.</text:p>
            </text:list-item>
          </text:list>
        </text:list-item>
        <text:list-item>
          <text:p text:style-name="P2"><text:span text:style-name="Strong_20_Emphasis">Idioma</text:span></text:p>
          <text:list>
            <text:list-item>
              <text:p text:style-name="P2">Crie <text:span text:style-name="Strong_20_Emphasis">dois canais separados</text:span>: um em português e outro em inglês. Isso funciona muito melhor que misturar idiomas.</text:p>
            </text:list-item>
          </text:list>
        </text:list-item>
      </text:list>
      <text:p text:style-name="Horizontal_20_Line"/>
      <text:h text:style-name="Heading_20_2" text:outline-level="2">💰 3. Monetização Inteligente</text:h>
      <text:list text:style-name="L3">
        <text:list-item>
          <text:p text:style-name="P3"><text:span text:style-name="Strong_20_Emphasis">YouTube AdSense (principal fonte no início)</text:span></text:p>
          <text:list>
            <text:list-item>
              <text:p text:style-name="P3">Maximize retenção e engajamento → maior RPM.</text:p>
            </text:list-item>
            <text:list-item>
              <text:p text:style-name="P3">Nicho de finanças/empreendedorismo garante anúncios melhores.</text:p>
            </text:list-item>
          </text:list>
        </text:list-item>
        <text:list-item>
          <text:p text:style-name="P3"><text:span text:style-name="Strong_20_Emphasis">Diversificação</text:span></text:p>
          <text:list>
            <text:list-item>
              <text:p text:style-name="P3">Blog com artigos gerados por ITec → monetizado com AdSense.</text:p>
            </text:list-item>
            <text:list-item>
              <text:p text:style-name="P3">E-books/resumos premium → pode vender compilações.</text:p>
            </text:list-item>
            <text:list-item>
              <text:p text:style-name="P3">Afiliados (ex: links para Amazon com os livros resumidos).</text:p>
            </text:list-item>
          </text:list>
        </text:list-item>
        <text:list-item>
          <text:p text:style-name="P3"><text:span text:style-name="Strong_20_Emphasis">Lives futuramente</text:span></text:p>
          <text:list>
            <text:list-item>
              <text:p text:style-name="P3">Uma vez por mês → interação direta + Super Chat + membros.</text:p>
            </text:list-item>
          </text:list>
        </text:list-item>
      </text:list>
      <text:p text:style-name="Horizontal_20_Line"/>
      <text:h text:style-name="Heading_20_2" text:outline-level="2">🚀 4. Expansão Estratégica</text:h>
      <text:list text:style-name="L4">
        <text:list-item>
          <text:p text:style-name="P4"><text:span text:style-name="Strong_20_Emphasis">TikTok e Instagram Reels</text:span></text:p>
          <text:list>
            <text:list-item>
              <text:p text:style-name="P4">Distribuir os mesmos shorts.</text:p>
            </text:list-item>
            <text:list-item>
              <text:p text:style-name="P4">Adicionar legendas dinâmicas para engajamento.</text:p>
            </text:list-item>
          </text:list>
        </text:list-item>
        <text:list-item>
          <text:p text:style-name="P4"><text:span text:style-name="Strong_20_Emphasis">Newsletter</text:span></text:p>
          <text:list>
            <text:list-item>
              <text:p text:style-name="P4">Captar e-mails via blog com “resumos gratuitos em PDF”.</text:p>
            </text:list-item>
            <text:list-item>
              <text:p text:style-name="P4">Depois monetizar com indicações e parcerias.</text:p>
            </text:list-item>
          </text:list>
        </text:list-item>
        <text:list-item>
          <text:p text:style-name="P4"><text:span text:style-name="Strong_20_Emphasis">Comunidade</text:span></text:p>
          <text:list>
            <text:list-item>
              <text:p text:style-name="P4">Criar um Discord ou grupo fechado no futuro. Isso aumenta engajamento e pode virar produto pago.</text:p>
            </text:list-item>
          </text:list>
        </text:list-item>
      </text:list>
      <text:p text:style-name="Horizontal_20_Line"/>
      <text:h text:style-name="Heading_20_2" text:outline-level="2"><text:soft-page-break/>⚖️ 5. Direitos Autorais</text:h>
      <text:list text:style-name="L5">
        <text:list-item>
          <text:p text:style-name="P5"><text:span text:style-name="Strong_20_Emphasis">Livros em domínio público</text:span> → sempre seguro (ex: filosofia clássica, literatura antiga).</text:p>
        </text:list-item>
        <text:list-item>
          <text:p text:style-name="P5"><text:span text:style-name="Strong_20_Emphasis">Livros modernos</text:span> → resumo crítico + comentários + “transformação criativa” (como diálogo entre personas).</text:p>
        </text:list-item>
        <text:list-item>
          <text:p text:style-name="P5"><text:span text:style-name="Strong_20_Emphasis">Fuja de PDFs pirateados</text:span> → use livros que você <text:span text:style-name="Strong_20_Emphasis">tem comprado</text:span> ou em domínio público.</text:p>
        </text:list-item>
        <text:list-item>
          <text:p text:style-name="P5">O <text:span text:style-name="Strong_20_Emphasis">formato podcast animado</text:span> já é considerado “transformativo” e diminui risco de <text:span text:style-name="T1">problemas</text:span>.</text:p>
        </text:list-item>
      </text:list>
      <text:p text:style-name="Horizontal_20_Line"/>
      <text:h text:style-name="Heading_20_2" text:outline-level="2">✅ Próximos Passos (ação prática)</text:h>
      <text:list text:style-name="L6">
        <text:list-item>
          <text:p text:style-name="P6">Definir os <text:span text:style-name="Strong_20_Emphasis">primeiros 10 livros</text:span> (misturar finanças + alguns clássicos em domínio público).</text:p>
        </text:list-item>
        <text:list-item>
          <text:p text:style-name="P6">Criar a <text:span text:style-name="Strong_20_Emphasis">identidade visual</text:span> (logo, intro curta, cores, fontes).</text:p>
        </text:list-item>
        <text:list-item>
          <text:p text:style-name="P6">Estruturar o <text:span text:style-name="Strong_20_Emphasis">calendário de publicação</text:span> (2 vídeos longos + shorts diários).</text:p>
        </text:list-item>
        <text:list-item>
          <text:p text:style-name="P6">Abrir <text:span text:style-name="Strong_20_Emphasis">dois canais YouTube</text:span> (PT e EN).</text:p>
        </text:list-item>
        <text:list-item>
          <text:p text:style-name="P6">Criar blog integrado com Google AdSense.</text:p>
        </text:list-item>
        <text:list-item>
          <text:p text:style-name="P6">Estabelecer <text:span text:style-name="Strong_20_Emphasis">processo de corte automático</text:span> dos vídeos longos em shorts.</text:p>
        </text:list-item>
      </text:list>
      <text:p text:style-name="Horizontal_20_Line"/>
      <text:p text:style-name="Text_20_body">📌 Sugestão:<text:line-break/>Quer que eu monte uma <text:span text:style-name="Strong_20_Emphasis">lista de livros ideais para começar</text:span> (com foco em alto CPM e engajamento, já separados entre domínio público e livros modernos que permitem resumos)?</text:p>
      <text:p text:style-name="P7">SIM</text:p>
      <text:p text:style-name="P7">_______</text:p>
      <text:p text:style-name="P7"/>
      <text:p text:style-name="P8">Perfeito, Rei 🙌 Então aqui vai uma <text:span text:style-name="Strong_20_Emphasis">lista estratégica dos primeiros livros ideais para o “TV Amor por Livros”</text:span>, separando em duas frentes:</text:p>
      <text:p text:style-name="P9"/>
      <text:h text:style-name="P10" text:outline-level="2">📚 1. Livros em <text:span text:style-name="Strong_20_Emphasis">Domínio Público</text:span> (100% seguros p/ direitos autorais)</text:h>
      <text:p text:style-name="P11">Esses são ótimos porque você pode publicar sem risco nenhum. Além disso, muitos ainda têm alto interesse de busca.</text:p>
      <text:list text:style-name="L7">
        <text:list-item>
          <text:p text:style-name="P12"><text:span text:style-name="Strong_20_Emphasis">A Arte da Guerra</text:span> – Sun Tzu → (estratégia, liderança, muito buscado em finanças/empreendedorismo).</text:p>
        </text:list-item>
        <text:list-item>
          <text:p text:style-name="P12"><text:span text:style-name="Strong_20_Emphasis">O Príncipe</text:span> – Maquiavel → (poder, política, aplicável em negócios).</text:p>
        </text:list-item>
        <text:list-item>
          <text:p text:style-name="P12"><text:span text:style-name="Strong_20_Emphasis">Meditações</text:span> – Marco Aurélio → (estoicismo, filosofia aplicada, super popular em autoajuda moderna).</text:p>
        </text:list-item>
        <text:list-item>
          <text:p text:style-name="P12"><text:soft-page-break/><text:span text:style-name="Strong_20_Emphasis">Assim Falou Zaratustra</text:span> – Nietzsche → (filosofia reflexiva, atrai público de curiosidade intelectual).</text:p>
        </text:list-item>
        <text:list-item>
          <text:p text:style-name="P12"><text:span text:style-name="Strong_20_Emphasis">A República</text:span> – Platão → (grandes ideias sobre justiça, sociedade, política).</text:p>
        </text:list-item>
        <text:list-item>
          <text:p text:style-name="P12"><text:span text:style-name="Strong_20_Emphasis">Ética</text:span> – Espinosa → (mais denso, mas pode ser transformado em debates animados).</text:p>
        </text:list-item>
        <text:list-item>
          <text:p text:style-name="P12"><text:span text:style-name="Strong_20_Emphasis">Dom Quixote</text:span> – Cervantes → (literatura clássica, dá para extrair valores de vida, coragem, propósito).</text:p>
        </text:list-item>
        <text:list-item>
          <text:p text:style-name="P12"><text:span text:style-name="Strong_20_Emphasis">Fábulas</text:span> – Esopo → (curto, ideal para shorts).</text:p>
        </text:list-item>
      </text:list>
      <text:p text:style-name="P9"/>
      <text:h text:style-name="P10" text:outline-level="2">💼 2. Livros <text:span text:style-name="Strong_20_Emphasis">Modernos/Populares</text:span> (usar formato de resumo transformativo, sempre criativo)</text:h>
      <text:p text:style-name="P11">Esses entram na linha de <text:span text:style-name="Strong_20_Emphasis">alto CPM</text:span> porque são relacionados a finanças, produtividade e empreendedorismo.</text:p>
      <text:list text:style-name="L8">
        <text:list-item>
          <text:p text:style-name="P13"><text:span text:style-name="Strong_20_Emphasis">Pai Rico, Pai Pobre</text:span> – Robert Kiyosaki → (finanças pessoais, muito buscado).</text:p>
        </text:list-item>
        <text:list-item>
          <text:p text:style-name="P13"><text:span text:style-name="Strong_20_Emphasis">O Homem Mais Rico da Babilônia</text:span> – George Clason → (clássico, altamente monetizável).</text:p>
        </text:list-item>
        <text:list-item>
          <text:p text:style-name="P13"><text:span text:style-name="Strong_20_Emphasis">Trabalhe 4 Horas por Semana</text:span> – Tim Ferriss → (produtividade, estilo de vida, público global).</text:p>
        </text:list-item>
        <text:list-item>
          <text:p text:style-name="P13"><text:span text:style-name="Strong_20_Emphasis">Do Mil ao Milhão</text:span> – Thiago Nigro → (ótimo para o público brasileiro).</text:p>
        </text:list-item>
        <text:list-item>
          <text:p text:style-name="P13"><text:span text:style-name="Strong_20_Emphasis">Segredos da Mente Milionária</text:span> – T. Harv Eker → (forte em mentalidade financeira).</text:p>
        </text:list-item>
        <text:list-item>
          <text:p text:style-name="P13"><text:span text:style-name="Strong_20_Emphasis">A Psicologia Financeira</text:span> – Morgan Housel → (novo clássico, muito procurado em inglês e português).</text:p>
        </text:list-item>
        <text:list-item>
          <text:p text:style-name="P13"><text:span text:style-name="Strong_20_Emphasis">Essencialismo</text:span> – Greg McKeown → (produtividade, foco, vida simples).</text:p>
        </text:list-item>
        <text:list-item>
          <text:p text:style-name="P13"><text:span text:style-name="Strong_20_Emphasis">Hábitos Atômicos</text:span> – James Clear → (super popular em PT e EN, ótimo para shorts).</text:p>
        </text:list-item>
        <text:list-item>
          <text:p text:style-name="P13"><text:span text:style-name="Strong_20_Emphasis">Quem Pensa Enriquece</text:span> – Napoleon Hill → (um dos mais fortes de todos os tempos em empreendedorismo).</text:p>
        </text:list-item>
        <text:list-item>
          <text:p text:style-name="P13"><text:span text:style-name="Strong_20_Emphasis">Mindset</text:span> – Carol Dweck → (autoajuda científica, valorizado no YouTube).</text:p>
        </text:list-item>
      </text:list>
      <text:p text:style-name="P9"/>
      <text:h text:style-name="P10" text:outline-level="2">🎯 Estratégia de Uso</text:h>
      <text:list text:style-name="L9">
        <text:list-item>
          <text:p text:style-name="P14"><text:span text:style-name="Strong_20_Emphasis">Primeiros 3 meses</text:span>: misturar <text:span text:style-name="Emphasis">1 clássico em domínio público</text:span> + <text:span text:style-name="Emphasis">1 livro moderno de finanças/produtividade</text:span> a cada semana.</text:p>
        </text:list-item>
        <text:list-item>
          <text:p text:style-name="P14">Shorts: extrair <text:span text:style-name="Strong_20_Emphasis">frases de impacto</text:span> e “dicas práticas”.</text:p>
        </text:list-item>
        <text:list-item>
          <text:p text:style-name="P14">Blog: cada resumo em vídeo vira <text:span text:style-name="Strong_20_Emphasis">artigo otimizado para SEO</text:span> (já pensando no Google AdSense).</text:p>
        </text:list-item>
      </text:list>
      <text:p text:style-name="P9"/>
      <text:p text:style-name="P11"><text:soft-page-break/>👉 Agora, uma pergunta para alinhar a organização:<text:line-break/>Você prefere que eu monte um <text:span text:style-name="Strong_20_Emphasis">plano editorial de 12 semanas</text:span> já com ordem sugerida dos livros (PT e EN separados), ou prefere só a lista e você mesmo escolhe a ordem?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9T12:00:29.813019300</meta:creation-date>
    <dc:date>2025-08-20T21:25:38.119235700</dc:date>
    <meta:editing-duration>PT25M40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5" meta:paragraph-count="90" meta:word-count="989" meta:character-count="6136" meta:non-whitespace-character-count="5294"/>
  </office:meta>
</office:document-meta>
</file>